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C4000009C44B3241D04910E9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3.107cm" fo:margin-left="0cm" fo:margin-top="0cm" fo:margin-bottom="0cm" table:align="left"/>
    </style:style>
    <style:style style:name="Table1.A" style:family="table-column">
      <style:table-column-properties style:column-width="4.621cm"/>
    </style:style>
    <style:style style:name="Table1.1" style:family="table-row">
      <style:table-row-properties style:min-row-height="3.281cm" fo:keep-together="auto"/>
    </style:style>
    <style:style style:name="Table1.A1" style:family="table-cell">
      <style:table-cell-properties style:vertical-align="" fo:background-color="#11a36a" fo:padding="0.247cm" fo:border="1pt solid #9e9e9e">
        <style:background-image/>
      </style:table-cell-properties>
    </style:style>
    <style:style style:name="Table1.2" style:family="table-row">
      <style:table-row-properties style:min-row-height="3.493cm" fo:keep-together="auto"/>
    </style:style>
    <style:style style:name="Table1.A2" style:family="table-cell">
      <style:table-cell-properties style:vertical-align="" fo:padding="0.247cm" fo:border="1pt solid #9e9e9e"/>
    </style:style>
    <style:style style:name="Table1.B2" style:family="table-cell">
      <style:table-cell-properties style:vertical-align="" fo:padding="0.247cm" fo:border="1pt solid #9e9e9e"/>
    </style:style>
    <style:style style:name="Table1.C2" style:family="table-cell">
      <style:table-cell-properties style:vertical-align="" fo:padding="0.247cm" fo:border="1pt solid #9e9e9e"/>
    </style:style>
    <style:style style:name="Table1.D2" style:family="table-cell">
      <style:table-cell-properties style:vertical-align="" fo:padding="0.247cm" fo:border="1pt solid #9e9e9e"/>
    </style:style>
    <style:style style:name="Table1.E2" style:family="table-cell">
      <style:table-cell-properties style:vertical-align="" fo:padding="0.247cm" fo:border="1pt solid #9e9e9e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fo:color="#036b52" style:font-name="Verdana" fo:font-size="14pt" fo:font-weight="bold" style:font-name-asian="Verdana1" style:font-size-asian="14pt" style:font-weight-asian="bold" style:font-name-complex="Verdana1" style:font-size-complex="14pt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fo:color="#036b52" style:font-name="Verdana" fo:font-size="14pt" fo:font-weight="bold" style:font-name-asian="Verdana1" style:font-size-asian="14pt" style:font-weight-asian="bold" style:font-name-complex="Verdana1" style:font-size-complex="14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color="#ffffff" fo:font-size="12pt" style:font-size-asian="12pt" style:font-size-complex="12pt"/>
    </style:style>
    <style:style style:name="P5" style:family="paragraph" style:parent-style-name="Standard">
      <style:paragraph-properties fo:orphans="0" fo:widows="0"/>
      <style:text-properties officeooo:rsid="000989f7" officeooo:paragraph-rsid="000989f7"/>
    </style:style>
    <style:style style:name="P6" style:family="paragraph" style:parent-style-name="Standard">
      <style:paragraph-properties fo:line-height="100%" fo:orphans="0" fo:widows="0"/>
      <style:text-properties fo:font-size="11pt" officeooo:rsid="000989f7" officeooo:paragraph-rsid="000989f7" style:font-size-asian="11pt" style:font-size-complex="11pt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 RESILIÊNCIA NO DIA A DIA</text:p>
      <text:p text:style-name="P1"/>
      <text:p text:style-name="P2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4">Indique uma situação desafiadora que você viveu na Trybe ou na sua vida profissional.</text:p>
          </table:table-cell>
          <table:table-cell table:style-name="Table1.A1" office:value-type="string">
            <text:p text:style-name="P4">Relate como você se sentiu naquele momento.</text:p>
          </table:table-cell>
          <table:table-cell table:style-name="Table1.A1" office:value-type="string">
            <text:p text:style-name="P4">Naquele momento, o que você imaginava que poderia acontecer?</text:p>
          </table:table-cell>
          <table:table-cell table:style-name="Table1.A1" office:value-type="string">
            <text:p text:style-name="P4">O que realmente aconteceu depois?</text:p>
          </table:table-cell>
          <table:table-cell table:style-name="Table1.A1" office:value-type="string">
            <text:p text:style-name="P4">O que ou quem ajudou você a superar a situação desafiadora na Trybe?</text:p>
          </table:table-cell>
        </table:table-row>
        <table:table-row table:style-name="Table1.2">
          <table:table-cell table:style-name="Table1.A2" office:value-type="string">
            <text:p text:style-name="P5">Pedi exoneração do meu emprego que era um concurso público que eu já estava há 12 anos.</text:p>
          </table:table-cell>
          <table:table-cell table:style-name="Table1.B2" office:value-type="string">
            <text:p text:style-name="P5">Inseguro, e com uma certa sensação de liberdade, pois eu poderia buscar novos caminhos. </text:p>
          </table:table-cell>
          <table:table-cell table:style-name="Table1.C2" office:value-type="string">
            <text:p text:style-name="P5">Não conseguir arranjar outro emprego ou não conseguir estudar para me engajar em outra profissão.</text:p>
          </table:table-cell>
          <table:table-cell table:style-name="Table1.D2" office:value-type="string">
            <text:p text:style-name="P6">Hoje estou na Trybe, fazendo um curso maravilho e creio que daqui há um ano ou menos estarei empregado e ganhando o dobro ou mais do que no emprego anterior.</text:p>
          </table:table-cell>
          <table:table-cell table:style-name="Table1.E2" office:value-type="string">
            <text:p text:style-name="P5">Minha famíli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051cm" fo:margin-right="0.051cm" fo:margin-top="0.051cm" fo:margin-bottom="0.051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 text:c="9"/><draw:frame draw:style-name="Mfr1" draw:name="image1.png" text:anchor-type="char" svg:x="24.395cm" svg:y="-0.132cm" svg:width="1.124cm" svg:height="1.124cm" draw:z-index="0"><draw:image xlink:href="Pictures/10000201000009C4000009C44B3241D04910E9A3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2-14T14:25:20.679600182</dc:date>
    <meta:editing-duration>PT3M59S</meta:editing-duration>
    <meta:editing-cycles>1</meta:editing-cycles>
    <meta:document-statistic meta:table-count="1" meta:image-count="1" meta:object-count="0" meta:page-count="1" meta:paragraph-count="12" meta:word-count="132" meta:character-count="767" meta:non-whitespace-character-count="636"/>
  </office:meta>
</office:document-meta>
</file>